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DejaVu Sans" fo:font-size="16pt" style:font-size-asian="16pt" style:font-size-complex="16pt"/>
    </style:style>
    <style:style style:name="P2" style:family="paragraph" style:parent-style-name="Preformatted_20_Text">
      <style:text-properties style:font-name="DejaVu Sans" fo:font-size="16pt" fo:font-weight="bold" officeooo:rsid="000649c4" officeooo:paragraph-rsid="000649c4" style:font-size-asian="16pt" style:font-weight-asian="bold" style:font-size-complex="16pt" style:font-weight-complex="bold"/>
    </style:style>
    <style:style style:name="P3" style:family="paragraph" style:parent-style-name="Preformatted_20_Text">
      <style:text-properties style:font-name="DejaVu Sans" fo:font-size="16pt" fo:font-weight="bold" style:font-size-asian="16pt" style:font-weight-asian="bold" style:font-size-complex="16pt" style:font-weight-complex="bold"/>
    </style:style>
    <style:style style:name="T1" style:family="text">
      <style:text-properties style:font-name="DejaVu Serif"/>
    </style:style>
    <style:style style:name="T2" style:family="text">
      <style:text-properties style:font-name="DejaVu Sans"/>
    </style:style>
    <style:style style:name="T3" style:family="text">
      <style:text-properties style:font-name="DejaVu Sans" fo:font-size="18pt" style:font-size-asian="18pt" style:font-size-complex="18pt"/>
    </style:style>
    <style:style style:name="T4" style:family="text">
      <style:text-properties style:font-name="DejaVu Sans" fo:font-size="16pt" style:font-size-asian="16pt" style:font-size-complex="16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 <text:span text:style-name="T5"><text:s text:c="2"/>SQL Assignment -2</text:span></text:p>
      <text:p text:style-name="P1"/>
      <text:p text:style-name="P2">1)Which field of the Customers table is the primary key?</text:p>
      <text:p text:style-name="P1">--&gt; CNUM - primary key of the Customers table.</text:p>
      <text:p text:style-name="P1"/>
      <text:p text:style-name="P1"/>
      <text:p text:style-name="P3">2)What is the 4th column of the Customers table?</text:p>
      <text:p text:style-name="P1">--&gt; RATING is the forth column of the Customers table.</text:p>
      <text:p text:style-name="P1"/>
      <text:p text:style-name="P3">3)What is another word for row? For column?</text:p>
      <text:p text:style-name="P1">--&gt; Another word for row is Record, Tuple. Another word for column is Attribute.</text:p>
      <text:p text:style-name="P1"><text:tab/></text:p>
      <text:p text:style-name="P1"><text:span text:style-name="T6">4)Why isn't it possible to see the first five rows of a table?</text:span></text:p>
      <text:p text:style-name="Preformatted_20_Text"><text:span text:style-name="T4">--&gt; When we select from a table , row's inside a table are scattered all over the database server hard disk, the order of rows in the output, depends on the row address. It will always be in ascending order of row address.Hence it is not possible to see the first ‘Five’ rows of a table or last 'Five' rows of a table.</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0T17:04:50.240884943</dc:date>
    <meta:editing-duration>PT1M44S</meta:editing-duration>
    <meta:editing-cycles>1</meta:editing-cycles>
    <meta:document-statistic meta:table-count="0" meta:image-count="0" meta:object-count="0" meta:page-count="1" meta:paragraph-count="10" meta:word-count="143" meta:character-count="733" meta:non-whitespace-character-count="594"/>
    <meta:generator>LibreOffice/7.3.7.2$Linux_X86_64 LibreOffice_project/30$Build-2</meta:generator>
  </office:meta>
</office:document-meta>
</file>